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4.602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1.178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0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8cm" svg:height="9.005cm" svg:x="1.845cm" svg:y="15.671cm">
            <draw:object draw:notify-on-update-of-ranges="Sheet1.B30:Sheet1.H30 Sheet1.B31:Sheet1.H3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81cm" svg:height="9.005cm" svg:x="19.044cm" svg:y="15.512cm">
            <draw:object draw:notify-on-update-of-ranges="Sheet1.O31:Sheet1.U31 Sheet1.O32:Sheet1.U3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1" table:default-cell-style-name="Default"/>
        <table:table-column table:style-name="co8" table:default-cell-style-name="Default"/>
        <table:table-column table:style-name="co5" table:number-columns-repeated="4" table:default-cell-style-name="Default"/>
        <table:table-row table:style-name="ro1">
          <table:table-cell/>
          <table:table-cell office:value-type="string">
            <text:p>asm</text:p>
          </table:table-cell>
          <table:table-cell office:value-type="string">
            <text:p>Asm+4</text:p>
          </table:table-cell>
          <table:table-cell office:value-type="string">
            <text:p>Asm+8</text:p>
          </table:table-cell>
          <table:table-cell office:value-type="string">
            <text:p>Asm+16</text:p>
          </table:table-cell>
          <table:table-cell/>
          <table:table-cell office:value-type="string">
            <text:p>promedio</text:p>
          </table:table-cell>
          <table:table-cell office:value-type="string">
            <text:p>Asm</text:p>
          </table:table-cell>
          <table:table-cell office:value-type="string">
            <text:p>Asm+4 lec-esc</text:p>
          </table:table-cell>
          <table:table-cell office:value-type="string">
            <text:p>Asm+8 lec-esc</text:p>
          </table:table-cell>
          <table:table-cell office:value-type="string">
            <text:p>Asm+16 lec-esc</text:p>
          </table:table-cell>
          <table:table-cell/>
          <table:table-cell office:value-type="string">
            <text:p>suma</text:p>
          </table:table-cell>
          <table:table-cell office:value-type="string">
            <text:p>Par</text:p>
          </table:table-cell>
          <table:table-cell office:value-type="string">
            <text:p>Asm</text:p>
          </table:table-cell>
          <table:table-cell office:value-type="string">
            <text:p>Asm+4</text:p>
          </table:table-cell>
          <table:table-cell office:value-type="string">
            <text:p>Asm+8</text:p>
          </table:table-cell>
          <table:table-cell office:value-type="string">
            <text:p>Asm+16</text:p>
          </table:table-cell>
          <table:table-cell/>
          <table:table-cell office:value-type="string">
            <text:p>var</text:p>
          </table:table-cell>
          <table:table-cell office:value-type="string">
            <text:p>Asm</text:p>
          </table:table-cell>
          <table:table-cell office:value-type="string">
            <text:p>Asm+4</text:p>
          </table:table-cell>
          <table:table-cell office:value-type="string">
            <text:p>Asm+8</text:p>
          </table:table-cell>
          <table:table-cell office:value-type="string">
            <text:p>Asm+16</text:p>
          </table:table-cell>
        </table:table-row>
        <table:table-row table:style-name="ro2">
          <table:table-cell/>
          <table:table-cell office:value-type="float" office:value="21045848">
            <text:p>21045848</text:p>
          </table:table-cell>
          <table:table-cell office:value-type="float" office:value="21214720">
            <text:p>21214720</text:p>
          </table:table-cell>
          <table:table-cell office:value-type="float" office:value="21351384">
            <text:p>21351384</text:p>
          </table:table-cell>
          <table:table-cell office:value-type="float" office:value="21632064">
            <text:p>21632064</text:p>
          </table:table-cell>
          <table:table-cell table:number-columns-repeated="2"/>
          <table:table-cell table:formula="of:=AVERAGE([.B4:.B9])" office:value-type="float" office:value="21203596">
            <text:p>21203596</text:p>
          </table:table-cell>
          <table:table-cell table:formula="of:=AVERAGE([.C4:.C9])" office:value-type="float" office:value="21471276">
            <text:p>21471276</text:p>
          </table:table-cell>
          <table:table-cell table:formula="of:=AVERAGE([.D4:.D9])" office:value-type="float" office:value="21445228">
            <text:p>21445228</text:p>
          </table:table-cell>
          <table:table-cell table:formula="of:=AVERAGE([.E4:.E9])" office:value-type="float" office:value="21953629.3333333">
            <text:p>21953629,3333333</text:p>
          </table:table-cell>
          <table:table-cell table:number-columns-repeated="3"/>
          <table:table-cell table:formula="of:=([.B4]-[.H$2])^2" office:value-type="float" office:value="1785907600">
            <text:p>1785907600</text:p>
          </table:table-cell>
          <table:table-cell table:formula="of:=([.C4]-[.I$2])^2" office:value-type="float" office:value="10599937936">
            <text:p>10599937936</text:p>
          </table:table-cell>
          <table:table-cell table:formula="of:=([.D4]-[.J$2])^2" office:value-type="float" office:value="2850278544">
            <text:p>2850278544</text:p>
          </table:table-cell>
          <table:table-cell table:formula="of:=([.E4]-[.K$2])^2" office:value-type="float" office:value="45112627207.1106">
            <text:p>45112627207,1106</text:p>
          </table:table-cell>
          <table:table-cell table:number-columns-repeated="2"/>
          <table:table-cell table:formula="of:=SUM([.O2:.O7])/6" office:value-type="float" office:value="815261328">
            <text:p>815261328</text:p>
          </table:table-cell>
          <table:table-cell table:formula="of:=SUM([.P2:.P7])/6" office:value-type="float" office:value="8667688336">
            <text:p>8667688336</text:p>
          </table:table-cell>
          <table:table-cell table:formula="of:=SUM([.Q2:.Q7])/6" office:value-type="float" office:value="2734002064">
            <text:p>2734002064</text:p>
          </table:table-cell>
          <table:table-cell table:formula="of:=SUM([.R2:.R7])/6" office:value-type="float" office:value="16040246648.8889">
            <text:p>16040246648,8889</text:p>
          </table:table-cell>
        </table:table-row>
        <table:table-row table:style-name="ro2">
          <table:table-cell/>
          <table:table-cell office:value-type="float" office:value="21113576">
            <text:p>21113576</text:p>
          </table:table-cell>
          <table:table-cell office:value-type="float" office:value="21355656">
            <text:p>21355656</text:p>
          </table:table-cell>
          <table:table-cell office:value-type="float" office:value="21362768">
            <text:p>21362768</text:p>
          </table:table-cell>
          <table:table-cell office:value-type="float" office:value="21713840">
            <text:p>21713840</text:p>
          </table:table-cell>
          <table:table-cell table:number-columns-repeated="9"/>
          <table:table-cell table:formula="of:=([.B5]-[.H$2])^2" office:value-type="float" office:value="1287661456">
            <text:p>1287661456</text:p>
          </table:table-cell>
          <table:table-cell table:formula="of:=([.C5]-[.I$2])^2" office:value-type="float" office:value="6147187216">
            <text:p>6147187216</text:p>
          </table:table-cell>
          <table:table-cell table:formula="of:=([.D5]-[.J$2])^2" office:value-type="float" office:value="2346821136">
            <text:p>2346821136</text:p>
          </table:table-cell>
          <table:table-cell table:formula="of:=([.E5]-[.K$2])^2" office:value-type="float" office:value="12404019377.7775">
            <text:p>12404019377,7775</text:p>
          </table:table-cell>
          <table:table-cell table:number-columns-repeated="6"/>
        </table:table-row>
        <table:table-row table:style-name="ro2">
          <table:table-cell/>
          <table:table-cell office:value-type="float" office:value="21161336">
            <text:p>21161336</text:p>
          </table:table-cell>
          <table:table-cell office:value-type="float" office:value="21368320">
            <text:p>21368320</text:p>
          </table:table-cell>
          <table:table-cell office:value-type="float" office:value="21391840">
            <text:p>21391840</text:p>
          </table:table-cell>
          <table:table-cell office:value-type="float" office:value="21741232">
            <text:p>21741232</text:p>
          </table:table-cell>
          <table:table-cell table:number-columns-repeated="9"/>
          <table:table-cell table:formula="of:=([.B6]-[.H$2])^2" office:value-type="float" office:value="146991376">
            <text:p>146991376</text:p>
          </table:table-cell>
          <table:table-cell table:formula="of:=([.C6]-[.I$2])^2" office:value-type="float" office:value="2657196304">
            <text:p>2657196304</text:p>
          </table:table-cell>
          <table:table-cell table:formula="of:=([.D6]-[.J$2])^2" office:value-type="float" office:value="2165227024">
            <text:p>2165227024</text:p>
          </table:table-cell>
          <table:table-cell table:formula="of:=([.E6]-[.K$2])^2" office:value-type="float" office:value="79233735.111089">
            <text:p>79233735,111089</text:p>
          </table:table-cell>
          <table:table-cell table:number-columns-repeated="6"/>
        </table:table-row>
        <table:table-row table:style-name="ro2">
          <table:table-cell/>
          <table:table-cell office:value-type="float" office:value="21167712">
            <text:p>21167712</text:p>
          </table:table-cell>
          <table:table-cell office:value-type="float" office:value="21392872">
            <text:p>21392872</text:p>
          </table:table-cell>
          <table:table-cell office:value-type="float" office:value="21396784">
            <text:p>21396784</text:p>
          </table:table-cell>
          <table:table-cell office:value-type="float" office:value="21842256">
            <text:p>21842256</text:p>
          </table:table-cell>
          <table:table-cell table:number-columns-repeated="9"/>
          <table:table-cell table:formula="of:=([.B7]-[.H$2])^2" office:value-type="float" office:value="193655056">
            <text:p>193655056</text:p>
          </table:table-cell>
          <table:table-cell table:formula="of:=([.C7]-[.I$2])^2" office:value-type="float" office:value="99760144">
            <text:p>99760144</text:p>
          </table:table-cell>
          <table:table-cell table:formula="of:=([.D7]-[.J$2])^2" office:value-type="float" office:value="488763664">
            <text:p>488763664</text:p>
          </table:table-cell>
          <table:table-cell table:formula="of:=([.E7]-[.K$2])^2" office:value-type="float" office:value="5949139740.44464">
            <text:p>5949139740,44464</text:p>
          </table:table-cell>
          <table:table-cell table:number-columns-repeated="6"/>
        </table:table-row>
        <table:table-row table:style-name="ro2">
          <table:table-cell/>
          <table:table-cell office:value-type="float" office:value="21215720">
            <text:p>21215720</text:p>
          </table:table-cell>
          <table:table-cell office:value-type="float" office:value="21419728">
            <text:p>21419728</text:p>
          </table:table-cell>
          <table:table-cell office:value-type="float" office:value="21398696">
            <text:p>21398696</text:p>
          </table:table-cell>
          <table:table-cell office:value-type="float" office:value="21944728">
            <text:p>21944728</text:p>
          </table:table-cell>
          <table:table-cell table:number-columns-repeated="9"/>
          <table:table-cell table:formula="of:=([.B8]-[.H$2])^2" office:value-type="float" office:value="335182864">
            <text:p>335182864</text:p>
          </table:table-cell>
          <table:table-cell table:formula="of:=([.C8]-[.I$2])^2" office:value-type="float" office:value="6839290000">
            <text:p>6839290000</text:p>
          </table:table-cell>
          <table:table-cell table:formula="of:=([.D8]-[.J$2])^2" office:value-type="float" office:value="2121523600">
            <text:p>2121523600</text:p>
          </table:table-cell>
          <table:table-cell table:formula="of:=([.E8]-[.K$2])^2" office:value-type="float" office:value="15125720177.7781">
            <text:p>15125720177,7781</text:p>
          </table:table-cell>
          <table:table-cell table:number-columns-repeated="6"/>
        </table:table-row>
        <table:table-row table:style-name="ro2">
          <table:table-cell/>
          <table:table-cell office:value-type="float" office:value="21217512">
            <text:p>21217512</text:p>
          </table:table-cell>
          <table:table-cell office:value-type="float" office:value="21461288">
            <text:p>21461288</text:p>
          </table:table-cell>
          <table:table-cell office:value-type="float" office:value="21467336">
            <text:p>21467336</text:p>
          </table:table-cell>
          <table:table-cell office:value-type="float" office:value="22030760">
            <text:p>22030760</text:p>
          </table:table-cell>
          <table:table-cell table:number-columns-repeated="3"/>
          <table:table-cell table:formula="of:=VAR([.E4:.E9])" office:value-type="float" office:value="19248295978.6667">
            <text:p>19248295978,6667</text:p>
          </table:table-cell>
          <table:table-cell table:number-columns-repeated="5"/>
          <table:table-cell table:formula="of:=([.B9]-[.H$2])^2" office:value-type="float" office:value="1142169616">
            <text:p>1142169616</text:p>
          </table:table-cell>
          <table:table-cell table:formula="of:=([.C9]-[.I$2])^2" office:value-type="float" office:value="25662758416">
            <text:p>25662758416</text:p>
          </table:table-cell>
          <table:table-cell table:formula="of:=([.D9]-[.J$2])^2" office:value-type="float" office:value="6431398416">
            <text:p>6431398416</text:p>
          </table:table-cell>
          <table:table-cell table:formula="of:=([.E9]-[.K$2])^2" office:value-type="float" office:value="17570739655.1114">
            <text:p>17570739655,1114</text:p>
          </table:table-cell>
          <table:table-cell table:number-columns-repeated="6"/>
        </table:table-row>
        <table:table-row table:style-name="ro2">
          <table:table-cell/>
          <table:table-cell office:value-type="float" office:value="21221904">
            <text:p>21221904</text:p>
          </table:table-cell>
          <table:table-cell office:value-type="float" office:value="21553976">
            <text:p>21553976</text:p>
          </table:table-cell>
          <table:table-cell office:value-type="float" office:value="21491288">
            <text:p>21491288</text:p>
          </table:table-cell>
          <table:table-cell office:value-type="float" office:value="22076616">
            <text:p>22076616</text:p>
          </table:table-cell>
          <table:table-cell table:number-columns-repeated="3"/>
          <table:table-cell table:formula="of:=VAR([.E18:.E23])" office:value-type="float" office:value="6497792753.06667">
            <text:p>6497792753,0666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237392">
            <text:p>21237392</text:p>
          </table:table-cell>
          <table:table-cell office:value-type="float" office:value="21631472">
            <text:p>21631472</text:p>
          </table:table-cell>
          <table:table-cell office:value-type="float" office:value="21525424">
            <text:p>21525424</text:p>
          </table:table-cell>
          <table:table-cell office:value-type="float" office:value="22086184">
            <text:p>2208618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302056">
            <text:p>21302056</text:p>
          </table:table-cell>
          <table:table-cell office:value-type="float" office:value="21706312">
            <text:p>21706312</text:p>
          </table:table-cell>
          <table:table-cell office:value-type="float" office:value="21548016">
            <text:p>21548016</text:p>
          </table:table-cell>
          <table:table-cell office:value-type="float" office:value="26659912">
            <text:p>266599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490728">
            <text:p>21490728</text:p>
          </table:table-cell>
          <table:table-cell office:value-type="float" office:value="21861128">
            <text:p>21861128</text:p>
          </table:table-cell>
          <table:table-cell office:value-type="float" office:value="21722056">
            <text:p>21722056</text:p>
          </table:table-cell>
          <table:table-cell office:value-type="float" office:value="29074536">
            <text:p>29074536</text:p>
          </table:table-cell>
          <table:table-cell table:number-columns-repeated="19"/>
        </table:table-row>
        <table:table-row table:style-name="ro1" table:number-rows-repeated="3">
          <table:table-cell table:number-columns-repeated="24"/>
        </table:table-row>
        <table:table-row table:style-name="ro1">
          <table:table-cell/>
          <table:table-cell office:value-type="string">
            <text:p>asm</text:p>
          </table:table-cell>
          <table:table-cell office:value-type="string">
            <text:p>Asm+4</text:p>
          </table:table-cell>
          <table:table-cell office:value-type="string">
            <text:p>Asm+8</text:p>
          </table:table-cell>
          <table:table-cell office:value-type="string">
            <text:p>Asm+16</text:p>
          </table:table-cell>
          <table:table-cell/>
          <table:table-cell office:value-type="string">
            <text:p>promedio</text:p>
          </table:table-cell>
          <table:table-cell office:value-type="string">
            <text:p>Asm</text:p>
          </table:table-cell>
          <table:table-cell office:value-type="string">
            <text:p>Asm+4 op arit</text:p>
          </table:table-cell>
          <table:table-cell office:value-type="string">
            <text:p>Asm+8 op arit</text:p>
          </table:table-cell>
          <table:table-cell office:value-type="string">
            <text:p>Asm+16 op arit</text:p>
          </table:table-cell>
          <table:table-cell/>
          <table:table-cell office:value-type="string">
            <text:p>suma Par</text:p>
          </table:table-cell>
          <table:table-cell office:value-type="string">
            <text:p>Asm</text:p>
          </table:table-cell>
          <table:table-cell office:value-type="string">
            <text:p>Asm+4</text:p>
          </table:table-cell>
          <table:table-cell office:value-type="string">
            <text:p>Asm+8</text:p>
          </table:table-cell>
          <table:table-cell office:value-type="string">
            <text:p>Asm+16</text:p>
          </table:table-cell>
          <table:table-cell/>
          <table:table-cell office:value-type="string">
            <text:p>var</text:p>
          </table:table-cell>
          <table:table-cell office:value-type="string">
            <text:p>Asm</text:p>
          </table:table-cell>
          <table:table-cell office:value-type="string">
            <text:p>Asm+4</text:p>
          </table:table-cell>
          <table:table-cell office:value-type="string">
            <text:p>Asm+8</text:p>
          </table:table-cell>
          <table:table-cell office:value-type="string">
            <text:p>Asm+16</text:p>
          </table:table-cell>
          <table:table-cell/>
        </table:table-row>
        <table:table-row table:style-name="ro1">
          <table:table-cell/>
          <table:table-cell office:value-type="float" office:value="21045848">
            <text:p>21045848</text:p>
          </table:table-cell>
          <table:table-cell office:value-type="float" office:value="21221704">
            <text:p>21221704</text:p>
          </table:table-cell>
          <table:table-cell office:value-type="float" office:value="21436880">
            <text:p>21436880</text:p>
          </table:table-cell>
          <table:table-cell office:value-type="float" office:value="21617312">
            <text:p>21617312</text:p>
          </table:table-cell>
          <table:table-cell table:number-columns-repeated="2"/>
          <table:table-cell table:formula="of:=AVERAGE([.B18:.B23])" office:value-type="float" office:value="21203596">
            <text:p>21203596</text:p>
          </table:table-cell>
          <table:table-cell table:formula="of:=AVERAGE([.C18:.C23])" office:value-type="float" office:value="21361374.6666667">
            <text:p>21361374,6666667</text:p>
          </table:table-cell>
          <table:table-cell table:formula="of:=AVERAGE([.D18:.D23])" office:value-type="float" office:value="21554445.3333333">
            <text:p>21554445,3333333</text:p>
          </table:table-cell>
          <table:table-cell table:formula="of:=AVERAGE([.E18:.E23])" office:value-type="float" office:value="21891153.3333333">
            <text:p>21891153,3333333</text:p>
          </table:table-cell>
          <table:table-cell table:number-columns-repeated="2"/>
          <table:table-cell table:formula="of:=([.B18]-[.H$16])^2" office:value-type="float" office:value="1785907600">
            <text:p>1785907600</text:p>
          </table:table-cell>
          <table:table-cell table:formula="of:=([.C18]-[.I$16])^2" office:value-type="float" office:value="2857401388.44458">
            <text:p>2857401388,44458</text:p>
          </table:table-cell>
          <table:table-cell table:formula="of:=([.D18]-[.J$16])^2" office:value-type="float" office:value="3064434353.77764">
            <text:p>3064434353,77764</text:p>
          </table:table-cell>
          <table:table-cell table:formula="of:=([.E18]-[.K$16])^2" office:value-type="float" office:value="8536528044.44421">
            <text:p>8536528044,44421</text:p>
          </table:table-cell>
          <table:table-cell table:number-columns-repeated="2"/>
          <table:table-cell table:formula="of:=SUM([.N16:.N21])/6" office:value-type="float" office:value="815261328">
            <text:p>815261328</text:p>
          </table:table-cell>
          <table:table-cell table:formula="of:=SUM([.O16:.O21])/6" office:value-type="float" office:value="1797279902.22222">
            <text:p>1797279902,22222</text:p>
          </table:table-cell>
          <table:table-cell table:formula="of:=SUM([.P16:.P21])/6" office:value-type="float" office:value="2512167694.22222">
            <text:p>2512167694,22222</text:p>
          </table:table-cell>
          <table:table-cell table:formula="of:=SUM([.Q16:.Q21])/6" office:value-type="float" office:value="5414827294.22222">
            <text:p>5414827294,22222</text:p>
          </table:table-cell>
          <table:table-cell/>
        </table:table-row>
        <table:table-row table:style-name="ro1">
          <table:table-cell/>
          <table:table-cell office:value-type="float" office:value="21113576">
            <text:p>21113576</text:p>
          </table:table-cell>
          <table:table-cell office:value-type="float" office:value="21307192">
            <text:p>21307192</text:p>
          </table:table-cell>
          <table:table-cell office:value-type="float" office:value="21441208">
            <text:p>21441208</text:p>
          </table:table-cell>
          <table:table-cell office:value-type="float" office:value="21784072">
            <text:p>21784072</text:p>
          </table:table-cell>
          <table:table-cell table:number-columns-repeated="8"/>
          <table:table-cell table:formula="of:=([.B19]-[.H$16])^2" office:value-type="float" office:value="1287661456">
            <text:p>1287661456</text:p>
          </table:table-cell>
          <table:table-cell table:formula="of:=([.C19]-[.I$16])^2" office:value-type="float" office:value="1042945495.11119">
            <text:p>1042945495,11119</text:p>
          </table:table-cell>
          <table:table-cell table:formula="of:=([.D19]-[.J$16])^2" office:value-type="float" office:value="1601066844.44435">
            <text:p>1601066844,44435</text:p>
          </table:table-cell>
          <table:table-cell table:formula="of:=([.E19]-[.K$16])^2" office:value-type="float" office:value="5403034028.44426">
            <text:p>5403034028,444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161336">
            <text:p>21161336</text:p>
          </table:table-cell>
          <table:table-cell office:value-type="float" office:value="21307920">
            <text:p>21307920</text:p>
          </table:table-cell>
          <table:table-cell office:value-type="float" office:value="21499088">
            <text:p>21499088</text:p>
          </table:table-cell>
          <table:table-cell office:value-type="float" office:value="21798760">
            <text:p>21798760</text:p>
          </table:table-cell>
          <table:table-cell table:number-columns-repeated="8"/>
          <table:table-cell table:formula="of:=([.B20]-[.H$16])^2" office:value-type="float" office:value="146991376">
            <text:p>146991376</text:p>
          </table:table-cell>
          <table:table-cell table:formula="of:=([.C20]-[.I$16])^2" office:value-type="float" office:value="1028527660.44452">
            <text:p>1028527660,44452</text:p>
          </table:table-cell>
          <table:table-cell table:formula="of:=([.D20]-[.J$16])^2" office:value-type="float" office:value="230958940.444407">
            <text:p>230958940,444407</text:p>
          </table:table-cell>
          <table:table-cell table:formula="of:=([.E20]-[.K$16])^2" office:value-type="float" office:value="107357228.444419">
            <text:p>107357228,4444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167712">
            <text:p>21167712</text:p>
          </table:table-cell>
          <table:table-cell office:value-type="float" office:value="21329080">
            <text:p>21329080</text:p>
          </table:table-cell>
          <table:table-cell office:value-type="float" office:value="21514432">
            <text:p>21514432</text:p>
          </table:table-cell>
          <table:table-cell office:value-type="float" office:value="21817648">
            <text:p>21817648</text:p>
          </table:table-cell>
          <table:table-cell table:number-columns-repeated="8"/>
          <table:table-cell table:formula="of:=([.B21]-[.H$16])^2" office:value-type="float" office:value="193655056">
            <text:p>193655056</text:p>
          </table:table-cell>
          <table:table-cell table:formula="of:=([.C21]-[.I$16])^2" office:value-type="float" office:value="138517207.111082">
            <text:p>138517207,111082</text:p>
          </table:table-cell>
          <table:table-cell table:formula="of:=([.D21]-[.J$16])^2" office:value-type="float" office:value="36449393.7777628">
            <text:p>36449393,7777628</text:p>
          </table:table-cell>
          <table:table-cell table:formula="of:=([.E21]-[.K$16])^2" office:value-type="float" office:value="12381015.1111198">
            <text:p>12381015,11111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215720">
            <text:p>21215720</text:p>
          </table:table-cell>
          <table:table-cell office:value-type="float" office:value="21329304">
            <text:p>21329304</text:p>
          </table:table-cell>
          <table:table-cell office:value-type="float" office:value="21539248">
            <text:p>21539248</text:p>
          </table:table-cell>
          <table:table-cell office:value-type="float" office:value="21880792">
            <text:p>21880792</text:p>
          </table:table-cell>
          <table:table-cell table:number-columns-repeated="8"/>
          <table:table-cell table:formula="of:=([.B22]-[.H$16])^2" office:value-type="float" office:value="335182864">
            <text:p>335182864</text:p>
          </table:table-cell>
          <table:table-cell table:formula="of:=([.C22]-[.I$16])^2" office:value-type="float" office:value="2135302487.111">
            <text:p>2135302487,111</text:p>
          </table:table-cell>
          <table:table-cell table:formula="of:=([.D22]-[.J$16])^2" office:value-type="float" office:value="303688711.111154">
            <text:p>303688711,111154</text:p>
          </table:table-cell>
          <table:table-cell table:formula="of:=([.E22]-[.K$16])^2" office:value-type="float" office:value="1978351788.44455">
            <text:p>1978351788,4445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217512">
            <text:p>21217512</text:p>
          </table:table-cell>
          <table:table-cell office:value-type="float" office:value="21373144">
            <text:p>21373144</text:p>
          </table:table-cell>
          <table:table-cell office:value-type="float" office:value="21548408">
            <text:p>21548408</text:p>
          </table:table-cell>
          <table:table-cell office:value-type="float" office:value="21894672">
            <text:p>21894672</text:p>
          </table:table-cell>
          <table:table-cell table:number-columns-repeated="8"/>
          <table:table-cell table:formula="of:=([.B23]-[.H$16])^2" office:value-type="float" office:value="1142169616">
            <text:p>1142169616</text:p>
          </table:table-cell>
          <table:table-cell table:formula="of:=([.C23]-[.I$16])^2" office:value-type="float" office:value="3580985175.11096">
            <text:p>3580985175,11096</text:p>
          </table:table-cell>
          <table:table-cell table:formula="of:=([.D23]-[.J$16])^2" office:value-type="float" office:value="9836407921.77802">
            <text:p>9836407921,77802</text:p>
          </table:table-cell>
          <table:table-cell table:formula="of:=([.E23]-[.K$16])^2" office:value-type="float" office:value="16451311660.4448">
            <text:p>16451311660,444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221904">
            <text:p>21221904</text:p>
          </table:table-cell>
          <table:table-cell office:value-type="float" office:value="21407584">
            <text:p>21407584</text:p>
          </table:table-cell>
          <table:table-cell office:value-type="float" office:value="21571872">
            <text:p>21571872</text:p>
          </table:table-cell>
          <table:table-cell office:value-type="float" office:value="21935632">
            <text:p>219356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237392">
            <text:p>21237392</text:p>
          </table:table-cell>
          <table:table-cell office:value-type="float" office:value="21421216">
            <text:p>21421216</text:p>
          </table:table-cell>
          <table:table-cell office:value-type="float" office:value="21653624">
            <text:p>21653624</text:p>
          </table:table-cell>
          <table:table-cell office:value-type="float" office:value="22019416">
            <text:p>220194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302056">
            <text:p>21302056</text:p>
          </table:table-cell>
          <table:table-cell office:value-type="float" office:value="21543552">
            <text:p>21543552</text:p>
          </table:table-cell>
          <table:table-cell office:value-type="float" office:value="21737624">
            <text:p>21737624</text:p>
          </table:table-cell>
          <table:table-cell office:value-type="float" office:value="22311664">
            <text:p>223116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490728">
            <text:p>21490728</text:p>
          </table:table-cell>
          <table:table-cell office:value-type="float" office:value="21667504">
            <text:p>21667504</text:p>
          </table:table-cell>
          <table:table-cell office:value-type="float" office:value="22569832">
            <text:p>22569832</text:p>
          </table:table-cell>
          <table:table-cell office:value-type="float" office:value="25969312">
            <text:p>25969312</text:p>
          </table:table-cell>
          <table:table-cell table:number-columns-repeated="19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office:value-type="string">
            <text:p>promedios</text:p>
          </table:table-cell>
          <table:table-cell office:value-type="string">
            <text:p>Asm</text:p>
          </table:table-cell>
          <table:table-cell office:value-type="string">
            <text:p>Asm+4 op arit</text:p>
          </table:table-cell>
          <table:table-cell office:value-type="string">
            <text:p>Asm+8 op arit</text:p>
          </table:table-cell>
          <table:table-cell office:value-type="string">
            <text:p>Asm+16 op arit</text:p>
          </table:table-cell>
          <table:table-cell office:value-type="string">
            <text:p>Asm+4 l-e</text:p>
          </table:table-cell>
          <table:table-cell office:value-type="string">
            <text:p>Asm+8 l-e</text:p>
          </table:table-cell>
          <table:table-cell office:value-type="string">
            <text:p>Asm+16 l-e</text:p>
          </table:table-cell>
          <table:table-cell table:number-columns-repeated="16"/>
        </table:table-row>
        <table:table-row table:style-name="ro1">
          <table:table-cell/>
          <table:table-cell table:formula="of:=[.H16]" office:value-type="float" office:value="21203596">
            <text:p>21203596</text:p>
          </table:table-cell>
          <table:table-cell table:formula="of:=[.I16]" office:value-type="float" office:value="21361374.6666667">
            <text:p>21361374,6666667</text:p>
          </table:table-cell>
          <table:table-cell table:formula="of:=[.J16]" office:value-type="float" office:value="21554445.3333333">
            <text:p>21554445,3333333</text:p>
          </table:table-cell>
          <table:table-cell table:formula="of:=[.K16]" office:value-type="float" office:value="21891153.3333333">
            <text:p>21891153,3333333</text:p>
          </table:table-cell>
          <table:table-cell table:formula="of:=[.I2]" office:value-type="float" office:value="21471276">
            <text:p>21471276</text:p>
          </table:table-cell>
          <table:table-cell table:formula="of:=[.J2]" office:value-type="float" office:value="21445228">
            <text:p>21445228</text:p>
          </table:table-cell>
          <table:table-cell table:formula="of:=[.K2]" office:value-type="float" office:value="21953629.3333333">
            <text:p>21953629,3333333</text:p>
          </table:table-cell>
          <table:table-cell table:number-columns-repeated="6"/>
          <table:table-cell office:value-type="string">
            <text:p>Asm</text:p>
          </table:table-cell>
          <table:table-cell office:value-type="string">
            <text:p>Asm+4 op arit</text:p>
          </table:table-cell>
          <table:table-cell office:value-type="string">
            <text:p>Asm+8 op arit</text:p>
          </table:table-cell>
          <table:table-cell office:value-type="string">
            <text:p>Asm+16 op arit</text:p>
          </table:table-cell>
          <table:table-cell office:value-type="string">
            <text:p>Asm+4 l-e</text:p>
          </table:table-cell>
          <table:table-cell office:value-type="string">
            <text:p>Asm+8 l-e</text:p>
          </table:table-cell>
          <table:table-cell office:value-type="string">
            <text:p>Asm+16 l-e</text:p>
          </table:table-cell>
          <table:table-cell table:number-columns-repeated="3"/>
        </table:table-row>
        <table:table-row table:style-name="ro1">
          <table:table-cell table:number-columns-repeated="14"/>
          <table:table-cell table:formula="of:=[.U2]" office:value-type="float" office:value="815261328">
            <text:p>815261328</text:p>
          </table:table-cell>
          <table:table-cell table:formula="of:=[.T16]" office:value-type="float" office:value="815261328">
            <text:p>815261328</text:p>
          </table:table-cell>
          <table:table-cell table:formula="of:=[.U16]" office:value-type="float" office:value="1797279902.22222">
            <text:p>1797279902,22222</text:p>
          </table:table-cell>
          <table:table-cell table:formula="of:=[.V16]" office:value-type="float" office:value="2512167694.22222">
            <text:p>2512167694,22222</text:p>
          </table:table-cell>
          <table:table-cell table:formula="of:=[.V2]" office:value-type="float" office:value="8667688336">
            <text:p>8667688336</text:p>
          </table:table-cell>
          <table:table-cell table:formula="of:=[.W2]" office:value-type="float" office:value="2734002064">
            <text:p>2734002064</text:p>
          </table:table-cell>
          <table:table-cell table:formula="of:=[.X2]" office:value-type="float" office:value="16040246648.8889">
            <text:p>16040246648,8889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E2:Sheet1.E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4-09-30T15:39:52</dc:date>
    <meta:editing-duration>PT1M29S</meta:editing-duration>
    <meta:editing-cycles>4</meta:editing-cycles>
    <meta:document-statistic meta:table-count="1" meta:cell-count="21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1cm" svg:height="9.006cm" xlink:href=".." xlink:type="simple" chart:class="chart:bar" chart:style-name="ch1">
        <chart:title svg:x="5.592cm" svg:y="0.316cm" chart:style-name="ch2">
          <text:p>Performance Sierpinski</text:p>
        </chart:title>
        <chart:subtitle svg:x="3.409cm" svg:y="1.301cm" chart:style-name="ch3">
          <text:p>Agregando operaciones aritméticas/lectura-escritura</text:p>
        </chart:subtitle>
        <chart:plot-area chart:style-name="ch4" table:cell-range-address="Sheet1.B30:Sheet1.H31" chart:data-source-has-labels="row" svg:x="1.33cm" svg:y="2.37cm" svg:width="14.013cm" svg:height="6.036cm">
          <chartooo:coordinate-region svg:x="3.063cm" svg:y="2.569cm" svg:width="12.23cm" svg:height="4.792cm"/>
          <chart:axis chart:dimension="x" chart:name="primary-x" chart:style-name="ch5" chartooo:axis-type="auto">
            <chartooo:date-scale/>
            <chart:categories table:cell-range-address="Sheet1.B30:Sheet1.H30"/>
          </chart:axis>
          <chart:axis chart:dimension="y" chart:name="primary-y" chart:style-name="ch6">
            <chart:title svg:x="0.451cm" svg:y="5.974cm" chart:style-name="ch7">
              <text:p>Tiempo</text:p>
            </chart:title>
            <chart:grid chart:style-name="ch8" chart:class="major"/>
          </chart:axis>
          <chart:series chart:style-name="ch9" chart:values-cell-range-address="Sheet1.B31:Sheet1.H3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B30:Sheet1.H30</svg:desc>
                </draw:g>
              </table:table-cell>
              <table:table-cell office:value-type="string">
                <text:p>Asm+4 op arit</text:p>
              </table:table-cell>
              <table:table-cell office:value-type="string">
                <text:p>Asm+8 op arit</text:p>
              </table:table-cell>
              <table:table-cell office:value-type="string">
                <text:p>Asm+16 op arit</text:p>
              </table:table-cell>
              <table:table-cell office:value-type="string">
                <text:p>Asm+4 l-e</text:p>
              </table:table-cell>
              <table:table-cell office:value-type="string">
                <text:p>Asm+8 l-e</text:p>
              </table:table-cell>
              <table:table-cell office:value-type="string">
                <text:p>Asm+16 l-e</text:p>
              </table:table-cell>
            </table:table-row>
          </table:table-header-rows>
          <table:table-rows>
            <table:table-row>
              <table:table-cell office:value-type="string">
                <text:p>Row 31</text:p>
                <draw:g>
                  <svg:desc/>
                </draw:g>
              </table:table-cell>
              <table:table-cell office:value-type="float" office:value="21203596">
                <text:p>21203596</text:p>
                <draw:g>
                  <svg:desc>Sheet1.B31:Sheet1.H31</svg:desc>
                </draw:g>
              </table:table-cell>
              <table:table-cell office:value-type="float" office:value="21361374.6666667">
                <text:p>21361374.6666667</text:p>
              </table:table-cell>
              <table:table-cell office:value-type="float" office:value="21554445.3333333">
                <text:p>21554445.3333333</text:p>
              </table:table-cell>
              <table:table-cell office:value-type="float" office:value="21891153.3333333">
                <text:p>21891153.3333333</text:p>
              </table:table-cell>
              <table:table-cell office:value-type="float" office:value="21471276">
                <text:p>21471276</text:p>
              </table:table-cell>
              <table:table-cell office:value-type="float" office:value="21445228">
                <text:p>21445228</text:p>
              </table:table-cell>
              <table:table-cell office:value-type="float" office:value="21953629.3333333">
                <text:p>21953629.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2cm" svg:height="9.006cm" xlink:href=".." xlink:type="simple" chart:class="chart:bar" chart:style-name="ch1">
        <chart:title svg:x="4.68cm" svg:y="0.316cm" chart:style-name="ch2">
          <text:p>Varianza performance Sierpinski</text:p>
        </chart:title>
        <chart:subtitle svg:x="3.41cm" svg:y="1.275cm" chart:style-name="ch3">
          <text:p>Agregando operaciones aritméticas/lectura-escritura</text:p>
        </chart:subtitle>
        <chart:plot-area chart:style-name="ch4" table:cell-range-address="Sheet1.O31:Sheet1.U32" chart:data-source-has-labels="row" svg:x="1.33cm" svg:y="2.318cm" svg:width="14.014cm" svg:height="6.088cm">
          <chartooo:coordinate-region svg:x="3.618cm" svg:y="2.517cm" svg:width="11.636cm" svg:height="4.844cm"/>
          <chart:axis chart:dimension="x" chart:name="primary-x" chart:style-name="ch5" chartooo:axis-type="auto">
            <chartooo:date-scale/>
            <chart:categories table:cell-range-address="Sheet1.O31:Sheet1.U31"/>
          </chart:axis>
          <chart:axis chart:dimension="y" chart:name="primary-y" chart:style-name="ch6">
            <chart:title svg:x="0.451cm" svg:y="5.631cm" chart:style-name="ch7">
              <text:p>t^2</text:p>
            </chart:title>
            <chart:grid chart:style-name="ch8" chart:class="major"/>
          </chart:axis>
          <chart:series chart:style-name="ch9" chart:values-cell-range-address="Sheet1.O32:Sheet1.U32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31:Sheet1.U31</svg:desc>
                </draw:g>
              </table:table-cell>
              <table:table-cell office:value-type="string">
                <text:p>Asm+4 op arit</text:p>
              </table:table-cell>
              <table:table-cell office:value-type="string">
                <text:p>Asm+8 op arit</text:p>
              </table:table-cell>
              <table:table-cell office:value-type="string">
                <text:p>Asm+16 op arit</text:p>
              </table:table-cell>
              <table:table-cell office:value-type="string">
                <text:p>Asm+4 l-e</text:p>
              </table:table-cell>
              <table:table-cell office:value-type="string">
                <text:p>Asm+8 l-e</text:p>
              </table:table-cell>
              <table:table-cell office:value-type="string">
                <text:p>Asm+16 l-e</text:p>
              </table:table-cell>
            </table:table-row>
          </table:table-header-rows>
          <table:table-rows>
            <table:table-row>
              <table:table-cell office:value-type="string">
                <text:p>Fila 32</text:p>
                <draw:g>
                  <svg:desc/>
                </draw:g>
              </table:table-cell>
              <table:table-cell office:value-type="float" office:value="815261328">
                <text:p>815261328</text:p>
                <draw:g>
                  <svg:desc>Sheet1.O32:Sheet1.U32</svg:desc>
                </draw:g>
              </table:table-cell>
              <table:table-cell office:value-type="float" office:value="815261328">
                <text:p>815261328</text:p>
              </table:table-cell>
              <table:table-cell office:value-type="float" office:value="1797279902.22222">
                <text:p>1797279902.22222</text:p>
              </table:table-cell>
              <table:table-cell office:value-type="float" office:value="2512167694.22222">
                <text:p>2512167694.22222</text:p>
              </table:table-cell>
              <table:table-cell office:value-type="float" office:value="8667688336">
                <text:p>8667688336</text:p>
              </table:table-cell>
              <table:table-cell office:value-type="float" office:value="2734002064">
                <text:p>2734002064</text:p>
              </table:table-cell>
              <table:table-cell office:value-type="float" office:value="16040246648.8889">
                <text:p>16040246648.88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